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3000000C3C845C323.jpg" manifest:media-type="image/jpeg"/>
  <manifest:file-entry manifest:full-path="Pictures/10000000000000C3000000C3ECF6E172.jpg" manifest:media-type="image/jpeg"/>
  <manifest:file-entry manifest:full-path="Pictures/1000020100000272000000537E119754.png" manifest:media-type="image/png"/>
  <manifest:file-entry manifest:full-path="Pictures/10000201000000BA000000BA6B8586C3.png" manifest:media-type="image/png"/>
  <manifest:file-entry manifest:full-path="Pictures/10000201000002870000007838A7CD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Gill Sans1" svg:font-family="'Gill Sans'"/>
    <style:font-face style:name="Arial" svg:font-family="Arial" style:font-pitch="variable"/>
    <style:font-face style:name="Arial Bold" svg:font-family="'Arial Bold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icrosoft Yahei1" svg:font-family="'Microsoft Yahei'" style:font-pitch="variable"/>
    <style:font-face style:name="Gill Sans2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ill Sans3" svg:font-family="'Gill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gr1" style:family="graphic">
      <style:graphic-properties style:protect="size"/>
    </style:style>
    <style:style style:name="pr1" style:family="presentation" style:parent-style-name="Title_20_and_20_Subtitle-title">
      <style:graphic-properties draw:stroke="none" svg:stroke-width="0.035cm" draw:stroke-linejoin="miter" draw:fill="none" draw:textarea-vertical-align="bottom" draw:auto-grow-height="false" draw:fit-to-size="false" fo:min-height="4.241cm" fo:padding-top="0cm" fo:padding-bottom="0cm" fo:padding-left="0cm" fo:padding-right="0cm" fo:wrap-option="wrap" draw:shadow="visible" draw:shadow-offset-x="0.074cm" draw:shadow-offset-y="0.074cm" draw:shadow-color="#b5f0f1" draw:shadow-opacity="59%"/>
    </style:style>
    <style:style style:name="pr2" style:family="presentation" style:parent-style-name="Title_20_and_20_Subtitle-outline1">
      <style:graphic-properties draw:stroke="none" svg:stroke-width="0.035cm" draw:stroke-linejoin="miter" draw:fill="none" draw:textarea-vertical-align="top" draw:auto-grow-height="false" draw:fit-to-size="false" fo:min-height="14.731cm" fo:padding-top="0cm" fo:padding-bottom="0cm" fo:padding-left="0cm" fo:padding-right="0cm" fo:wrap-option="wrap"/>
    </style:style>
    <style:style style:name="pr3" style:family="presentation" style:parent-style-name="Title_20_and_20_Subtitle-notes">
      <style:graphic-properties draw:fill-color="#ffffff" fo:min-height="13.365cm"/>
    </style:style>
    <style:style style:name="pr4" style:family="presentation" style:parent-style-name="Układ_20_niestandardowy-outline1">
      <style:graphic-properties draw:stroke="none" svg:stroke-width="0.035cm" draw:stroke-linejoin="miter" draw:fill="none" draw:textarea-vertical-align="top" draw:auto-grow-height="false" draw:fit-to-size="false" fo:min-height="14.731cm" fo:padding-top="0cm" fo:padding-bottom="0cm" fo:padding-left="0cm" fo:padding-right="0cm" fo:wrap-option="wrap"/>
    </style:style>
    <style:style style:name="pr5" style:family="presentation" style:parent-style-name="Układ_20_niestandardowy-title">
      <style:graphic-properties draw:stroke="none" svg:stroke-width="0.035cm" draw:stroke-linejoin="miter" draw:fill="none" draw:textarea-vertical-align="middle" draw:auto-grow-height="false" draw:fit-to-size="false" fo:min-height="4.241cm" fo:padding-top="0cm" fo:padding-bottom="0cm" fo:padding-left="0cm" fo:padding-right="0cm" fo:wrap-option="wrap" draw:shadow="visible" draw:shadow-offset-x="0.074cm" draw:shadow-offset-y="0.074cm" draw:shadow-color="#b5f0f1" draw:shadow-opacity="59%"/>
    </style:style>
    <style:style style:name="pr6" style:family="presentation" style:parent-style-name="Układ_20_niestandardowy-notes">
      <style:graphic-properties draw:fill-color="#ffffff" fo:min-height="13.365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30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 style:font-independent-line-spacing="true"/>
      <style:text-properties fo:font-size="65pt"/>
    </style:style>
    <style:style style:name="T1" style:family="text">
      <style:text-properties fo:font-variant="normal" fo:text-transform="none" fo:color="#231f21" style:text-line-through-style="none" style:text-line-through-type="none" style:text-position="0% 100%" style:font-name="Arial Bold1" fo:font-size="72pt" fo:letter-spacing="normal" fo:font-style="normal" style:text-underline-style="none" fo:font-weight="normal" style:font-name-asian="Arial Bold1" style:font-size-asian="72pt" style:font-style-asian="normal" style:font-weight-asian="normal" style:font-name-complex="Arial Bold1" style:font-size-complex="72pt" style:font-style-complex="normal" style:font-weight-complex="normal"/>
    </style:style>
    <style:style style:name="T2" style:family="text">
      <style:text-properties fo:font-variant="normal" fo:text-transform="none" fo:color="#231f21" style:text-line-through-style="none" style:text-line-through-type="none" style:text-position="0% 100%" style:font-name="Arial Bold1" fo:font-size="30pt" fo:letter-spacing="normal" fo:font-style="normal" style:text-underline-style="none" fo:font-weight="normal" style:font-name-asian="Arial Bold1" style:font-size-asian="30pt" style:font-style-asian="normal" style:font-weight-asian="normal" style:font-name-complex="Arial Bold1" style:font-size-complex="3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Gill Sans1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ill Sans1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Title" draw:style-name="dp1" draw:master-page-name="Title_20_and_20_Subtitle" presentation:presentation-page-layout-name="AL1T0">
        <draw:frame draw:name="Shape 42" presentation:style-name="pr1" draw:text-style-name="P2" draw:layer="layout" svg:width="38.522cm" svg:height="8.572cm" svg:x="5.962cm" svg:y="1.094cm" presentation:class="title" presentation:user-transformed="true">
          <draw:text-box>
            <text:p text:style-name="P1"><text:span text:style-name="T1">What's new in WildFly 9</text:span></text:p>
          </draw:text-box>
        </draw:frame>
        <draw:frame draw:name="Shape 43" presentation:style-name="pr2" draw:text-style-name="P4" draw:layer="layout" svg:width="22.118cm" svg:height="5.385cm" svg:x="14.146cm" svg:y="12.324cm" presentation:class="outline" presentation:user-transformed="true">
          <draw:text-box>
            <text:p text:style-name="P3"><text:span text:style-name="T2">Tomasz Adamski</text:span></text:p>
            <text:p text:style-name="P3"><text:span text:style-name="T2">RedH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Układ_20_niestandardowy" xml:id="id1" draw:id="id1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Formerly JBoss AS</text:span></text:p>
              </text:list-item>
              <text:list-item>
                <text:p><text:span text:style-name="T3">Community project</text:span></text:p>
              </text:list-item>
              <text:list-item>
                <text:p><text:span text:style-name="T3">Upstream for JBoss EAP</text:span></text:p>
              </text:list-item>
              <text:list-item>
                <text:p><text:span text:style-name="T3">Goals: rapid innovation, frequent releases</text:span></text:p>
              </text:list-item>
              <text:list-item>
                <text:p><text:span text:style-name="T3">Version 9 coming soon!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WildFly</text:span>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Układ_20_niestandardowy" xml:id="id2" draw:id="id2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New version of HTTP protocol</text:span></text:p>
              </text:list-item>
              <text:list-item>
                <text:p><text:span text:style-name="T3">Goal: improve page load time with no changes to web content and network infrastructure</text:span></text:p>
              </text:list-item>
              <text:list-item>
                <text:p><text:span text:style-name="T3">Multiplexing many requests in one TCP connection, header compression and server push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HTTP/2</text:span></text:p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Układ_20_niestandardowy" xml:id="id3" draw:id="id3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Sever can be suspened</text:span></text:p>
              </text:list-item>
              <text:list-item>
                <text:p><text:span text:style-name="T3">After suspend operation is executed new requests are rejected but running requests are able to finish their work</text:span></text:p>
              </text:list-item>
              <text:list-item>
                <text:p><text:span text:style-name="T3">Server can be resumed - request processing starts immediately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Server suspend</text:span></text:p>
          </draw:text-box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Układ_20_niestandardowy" xml:id="id4" draw:id="id4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The base architecture is now versioned separately from the full platform</text:span></text:p>
              </text:list-item>
              <text:list-item>
                <text:p><text:span text:style-name="T3">wildfly-web - new servlet-only distribution</text:span></text:p>
              </text:list-item>
              <text:list-item>
                <text:p><text:span text:style-name="T3">We provide tooling to faciliate building WildFly extensions and composing them into a server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Codebase split</text:span></text:p>
          </draw:text-box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Układ_20_niestandardowy" xml:id="id5" draw:id="id5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tool for building runnable fat-jars with embedded WildFly</text:span></text:p>
              </text:list-item>
              <text:list-item>
                <text:p><text:span text:style-name="T3">created jars can contain only necessary parts of the server</text:span></text:p>
              </text:list-item>
              <text:list-item>
                <text:p><text:span text:style-name="T3">microservices friendly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WildFly Swarm</text:span></text:p>
          </draw:text-box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Układ_20_niestandardowy" xml:id="id6" draw:id="id6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WildFly can now be used as front end mod_cluster based load balancer</text:span></text:p>
              </text:list-item>
              <text:list-item>
                <text:p><text:span text:style-name="T3">Advanced loadbalancer that can now be configured and managed as part of WildFly domain using unified tools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Load balancer</text:span></text:p>
          </draw:text-box>
        </draw:fram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Układ_20_niestandardowy" xml:id="id7" draw:id="id7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Ability to embed a WildFly process inside the CLI process</text:span></text:p>
              </text:list-item>
              <text:list-item>
                <text:p><text:span text:style-name="T3">Usage: management of the server using CLI commands, without having a running server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Offline CLI</text:span></text:p>
          </draw:text-box>
        </draw:fram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Układ_20_niestandardowy" xml:id="id8" draw:id="id8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Downstream project of OpenJDK</text:span></text:p>
              </text:list-item>
              <text:list-item>
                <text:p><text:span text:style-name="T3">Better interoperability with the JVM ORB and the Java EE RI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Switch to OpenJDK ORB</text:span></text:p>
          </draw:text-box>
        </draw:fram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Układ_20_niestandardowy" xml:id="id9" draw:id="id9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WildFly http://wildfly.org, https://github.com/wildfly/wildfly, https://github.com/wildfly/wildfly-core,@WildflyAs</text:span></text:p>
              </text:list-item>
              <text:list-item>
                <text:p><text:span text:style-name="T3">JBoss EAP 6.4 http://www.jboss.org/products/eap</text:span></text:p>
              </text:list-item>
              <text:list-item>
                <text:p><text:span text:style-name="T3">Quickstarts https://github.com/wildfly/quickstart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References</text:span></text:p>
          </draw:text-box>
        </draw:frame>
        <anim:par presentation:node-type="timing-root">
          <anim:par smil:begin="id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Gill Sans1" svg:font-family="'Gill Sans'"/>
    <style:font-face style:name="Arial" svg:font-family="Arial" style:font-pitch="variable"/>
    <style:font-face style:name="Arial Bold" svg:font-family="'Arial Bold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icrosoft Yahei1" svg:font-family="'Microsoft Yahei'" style:font-pitch="variable"/>
    <style:font-face style:name="Gill Sans2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ill Sans3" svg:font-family="'Gill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Subtitle-background" style:display-name="Title and Subtitle-background" style:family="presentation">
      <style:graphic-properties draw:stroke="none" draw:fill="solid" draw:fill-color="#ffffff"/>
      <style:text-properties style:letter-kerning="true"/>
    </style:style>
    <style:style style:name="Title_20_and_20_Subtitle-backgroundobjects" style:display-name="Title and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title-notes" style:display-name="Title and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title-outline1" style:display-name="Title and Subtitle-outline1" style:family="presentation">
      <style:graphic-properties draw:stroke="none" draw:fill="none" draw:auto-grow-height="false" draw:fit-to-size="shrink-to-fit">
        <text:list-style style:name="Title_20_and_20_Subtitle-outline1" style:display-name="Title and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Gill Sans1" fo:font-family="'Gill Sans'" fo:font-size="42pt" fo:letter-spacing="normal" fo:font-style="normal" fo:text-shadow="none" style:text-underline-style="none" fo:font-weight="normal" style:letter-kerning="true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_20_and_20_Subtitle-outline2" style:display-name="Title and Subtitle-outline2" style:family="presentation" style:parent-style-name="Title_20_and_20_Subtitle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Title_20_and_20_Subtitle-outline3" style:display-name="Title and Subtitle-outline3" style:family="presentation" style:parent-style-name="Title_20_and_20_Subtitle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Title_20_and_20_Subtitle-outline4" style:display-name="Title and Subtitle-outline4" style:family="presentation" style:parent-style-name="Title_20_and_20_Subtitle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Title_20_and_20_Subtitle-outline5" style:display-name="Title and Subtitle-outline5" style:family="presentation" style:parent-style-name="Title_20_and_20_Subtitle-outline4">
      <style:paragraph-properties fo:margin-top="0cm" fo:margin-bottom="0.1cm"/>
      <style:text-properties fo:font-size="20pt" style:font-size-asian="20pt" style:font-size-complex="20pt"/>
    </style:style>
    <style:style style:name="Title_20_and_20_Subtitle-outline6" style:display-name="Title and Subtitle-outline6" style:family="presentation" style:parent-style-name="Title_20_and_20_Subtitle-outline5">
      <style:paragraph-properties fo:margin-top="0cm" fo:margin-bottom="0.1cm"/>
      <style:text-properties fo:font-size="20pt" style:font-size-asian="20pt" style:font-size-complex="20pt"/>
    </style:style>
    <style:style style:name="Title_20_and_20_Subtitle-outline7" style:display-name="Title and Subtitle-outline7" style:family="presentation" style:parent-style-name="Title_20_and_20_Subtitle-outline6">
      <style:paragraph-properties fo:margin-top="0cm" fo:margin-bottom="0.1cm"/>
      <style:text-properties fo:font-size="20pt" style:font-size-asian="20pt" style:font-size-complex="20pt"/>
    </style:style>
    <style:style style:name="Title_20_and_20_Subtitle-outline8" style:display-name="Title and Subtitle-outline8" style:family="presentation" style:parent-style-name="Title_20_and_20_Subtitle-outline7">
      <style:paragraph-properties fo:margin-top="0cm" fo:margin-bottom="0.1cm"/>
      <style:text-properties fo:font-size="20pt" style:font-size-asian="20pt" style:font-size-complex="20pt"/>
    </style:style>
    <style:style style:name="Title_20_and_20_Subtitle-outline9" style:display-name="Title and Subtitle-outline9" style:family="presentation" style:parent-style-name="Title_20_and_20_Subtitle-outline8">
      <style:paragraph-properties fo:margin-top="0cm" fo:margin-bottom="0.1cm"/>
      <style:text-properties fo:font-size="20pt" style:font-size-asian="20pt" style:font-size-complex="20pt"/>
    </style:style>
    <style:style style:name="Title_20_and_20_Subtitle-subtitle" style:display-name="Title and Subtitle-subtitle" style:family="presentation">
      <style:graphic-properties draw:stroke="none" draw:fill="none" draw:textarea-vertical-align="middle">
        <text:list-style style:name="Title_20_and_20_Subtitle-subtitle" style:display-name="Title and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title-title" style:display-name="Title and Subtitle-title" style:family="presentation">
      <style:graphic-properties draw:stroke="none" draw:fill="none" draw:textarea-vertical-align="middle">
        <text:list-style style:name="Title_20_and_20_Subtitle-title" style:display-name="Title and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Gill Sans1" fo:font-family="'Gill Sans'" fo:font-size="32pt" fo:letter-spacing="normal" fo:font-style="normal" fo:text-shadow="none" style:text-underline-style="none" fo:font-weight="normal" style:letter-kerning="true" style:font-name-asian="Gill Sans1" style:font-family-asian="'Gill Sans'" style:font-size-asian="32pt" style:font-style-asian="normal" style:font-weight-asian="normal" style:font-name-complex="Gill Sans1" style:font-family-complex="'Gill Sans'" style:font-size-complex="32pt" style:font-style-complex="normal" style:font-weight-complex="normal" style:text-emphasize="none" style:font-relief="none" style:text-overline-style="none" style:text-overline-color="font-color"/>
    </style:style>
    <style:style style:name="Układ_20_niestandardowy-background" style:display-name="Układ niestandardowy-background" style:family="presentation">
      <style:graphic-properties draw:stroke="none" draw:fill="solid" draw:fill-color="#ffffff"/>
      <style:text-properties style:letter-kerning="true"/>
    </style:style>
    <style:style style:name="Układ_20_niestandardowy-backgroundobjects" style:display-name="Układ niestandard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kład_20_niestandardowy-notes" style:display-name="Układ niestandard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kład_20_niestandardowy-outline1" style:display-name="Układ niestandardowy-outline1" style:family="presentation">
      <style:graphic-properties draw:stroke="none" draw:fill="none" draw:auto-grow-height="false" draw:fit-to-size="shrink-to-fit">
        <text:list-style style:name="Układ_20_niestandardowy-outline1" style:display-name="Układ niestandard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Gill Sans1" fo:font-family="'Gill Sans'" fo:font-size="42pt" fo:letter-spacing="normal" fo:font-style="normal" fo:text-shadow="none" style:text-underline-style="none" fo:font-weight="normal" style:letter-kerning="true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 style:text-emphasize="none" style:font-relief="none" style:text-overline-style="none" style:text-overline-color="font-color"/>
    </style:style>
    <style:style style:name="Układ_20_niestandardowy-outline2" style:display-name="Układ niestandardowy-outline2" style:family="presentation" style:parent-style-name="Układ_20_niestandardowy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Układ_20_niestandardowy-outline3" style:display-name="Układ niestandardowy-outline3" style:family="presentation" style:parent-style-name="Układ_20_niestandardowy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Układ_20_niestandardowy-outline4" style:display-name="Układ niestandardowy-outline4" style:family="presentation" style:parent-style-name="Układ_20_niestandardowy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Układ_20_niestandardowy-outline5" style:display-name="Układ niestandardowy-outline5" style:family="presentation" style:parent-style-name="Układ_20_niestandardowy-outline4">
      <style:paragraph-properties fo:margin-top="0cm" fo:margin-bottom="0.1cm"/>
      <style:text-properties fo:font-size="20pt" style:font-size-asian="20pt" style:font-size-complex="20pt"/>
    </style:style>
    <style:style style:name="Układ_20_niestandardowy-outline6" style:display-name="Układ niestandardowy-outline6" style:family="presentation" style:parent-style-name="Układ_20_niestandardowy-outline5">
      <style:paragraph-properties fo:margin-top="0cm" fo:margin-bottom="0.1cm"/>
      <style:text-properties fo:font-size="20pt" style:font-size-asian="20pt" style:font-size-complex="20pt"/>
    </style:style>
    <style:style style:name="Układ_20_niestandardowy-outline7" style:display-name="Układ niestandardowy-outline7" style:family="presentation" style:parent-style-name="Układ_20_niestandardowy-outline6">
      <style:paragraph-properties fo:margin-top="0cm" fo:margin-bottom="0.1cm"/>
      <style:text-properties fo:font-size="20pt" style:font-size-asian="20pt" style:font-size-complex="20pt"/>
    </style:style>
    <style:style style:name="Układ_20_niestandardowy-outline8" style:display-name="Układ niestandardowy-outline8" style:family="presentation" style:parent-style-name="Układ_20_niestandardowy-outline7">
      <style:paragraph-properties fo:margin-top="0cm" fo:margin-bottom="0.1cm"/>
      <style:text-properties fo:font-size="20pt" style:font-size-asian="20pt" style:font-size-complex="20pt"/>
    </style:style>
    <style:style style:name="Układ_20_niestandardowy-outline9" style:display-name="Układ niestandardowy-outline9" style:family="presentation" style:parent-style-name="Układ_20_niestandardowy-outline8">
      <style:paragraph-properties fo:margin-top="0cm" fo:margin-bottom="0.1cm"/>
      <style:text-properties fo:font-size="20pt" style:font-size-asian="20pt" style:font-size-complex="20pt"/>
    </style:style>
    <style:style style:name="Układ_20_niestandardowy-subtitle" style:display-name="Układ niestandardowy-subtitle" style:family="presentation">
      <style:graphic-properties draw:stroke="none" draw:fill="none" draw:textarea-vertical-align="middle">
        <text:list-style style:name="Układ_20_niestandardowy-subtitle" style:display-name="Układ niestandard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kład_20_niestandardowy-title" style:display-name="Układ niestandardowy-title" style:family="presentation">
      <style:graphic-properties draw:stroke="none" draw:fill="none" draw:textarea-vertical-align="middle">
        <text:list-style style:name="Układ_20_niestandardowy-title" style:display-name="Układ niestandard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Gill Sans1" fo:font-family="'Gill Sans'" fo:font-size="32pt" fo:letter-spacing="normal" fo:font-style="normal" fo:text-shadow="none" style:text-underline-style="none" fo:font-weight="normal" style:letter-kerning="true" style:font-name-asian="Gill Sans1" style:font-family-asian="'Gill Sans'" style:font-size-asian="32pt" style:font-style-asian="normal" style:font-weight-asian="normal" style:font-name-complex="Gill Sans1" style:font-family-complex="'Gill Sans'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f5af33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Obiekt_20_bez_20_wypełnienia_20_i_20_bez_20_linii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wrap"/>
    </style:style>
    <style:style style:name="Mgr7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71cm" draw:stroke-linejoin="miter" draw:fill="none" draw:textarea-vertical-align="middle" draw:auto-grow-height="false" draw:fit-to-size="false" fo:padding-top="0cm" fo:padding-bottom="0cm" fo:padding-left="0cm" fo:padding-right="0cm" fo:wrap-option="wrap"/>
    </style:style>
    <style:style style:name="Mgr9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22cm, 0cm, 1.655cm, 0cm)" draw:image-opacity="100%" style:mirror="none"/>
    </style:style>
    <style:style style:name="Mgr10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11cm, 0cm, 1.325cm, 0cm)" draw:image-opacity="100%" style:mirror="none"/>
    </style:style>
    <style:style style:name="Mgr1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no-wrap"/>
    </style:style>
    <style:style style:name="Mpr1" style:family="presentation" style:parent-style-name="Title_20_and_20_Subtitle-title">
      <style:graphic-properties draw:stroke="none" svg:stroke-width="0.035cm" draw:stroke-linejoin="miter" draw:fill="none" draw:textarea-vertical-align="bottom" draw:auto-grow-height="false" draw:fit-to-size="false" fo:min-height="4.241cm" fo:padding-top="0cm" fo:padding-bottom="0cm" fo:padding-left="0cm" fo:padding-right="0cm" fo:wrap-option="wrap" draw:shadow="visible" draw:shadow-offset-x="0.074cm" draw:shadow-offset-y="0.074cm" draw:shadow-color="#b5f0f1" draw:shadow-opacity="59%"/>
    </style:style>
    <style:style style:name="Mpr2" style:family="presentation" style:parent-style-name="Title_20_and_20_Subtitle-outline1">
      <style:graphic-properties draw:stroke="none" svg:stroke-width="0.035cm" draw:stroke-linejoin="miter" draw:fill="none" draw:textarea-vertical-align="top" draw:auto-grow-height="false" draw:fit-to-size="false" fo:min-height="14.731cm" fo:padding-top="0cm" fo:padding-bottom="0cm" fo:padding-left="0cm" fo:padding-right="0cm" fo:wrap-option="wrap"/>
    </style:style>
    <style:style style:name="Mpr3" style:family="presentation" style:parent-style-name="Title_20_and_20_Sub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Sub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Układ_20_niestandardowy-outline1">
      <style:graphic-properties draw:stroke="none" svg:stroke-width="0.035cm" draw:stroke-linejoin="miter" draw:fill="none" draw:textarea-vertical-align="top" draw:auto-grow-height="false" draw:fit-to-size="false" fo:min-height="14.731cm" fo:padding-top="0cm" fo:padding-bottom="0cm" fo:padding-left="0cm" fo:padding-right="0cm" fo:wrap-option="wrap"/>
    </style:style>
    <style:style style:name="Mpr6" style:family="presentation" style:parent-style-name="Układ_20_niestandardowy-title">
      <style:graphic-properties draw:stroke="none" svg:stroke-width="0.035cm" draw:stroke-linejoin="miter" draw:fill="none" draw:textarea-vertical-align="middle" draw:auto-grow-height="false" draw:fit-to-size="false" fo:min-height="4.241cm" fo:padding-top="0cm" fo:padding-bottom="0cm" fo:padding-left="0cm" fo:padding-right="0cm" fo:wrap-option="wrap" draw:shadow="visible" draw:shadow-offset-x="0.074cm" draw:shadow-offset-y="0.074cm" draw:shadow-color="#b5f0f1" draw:shadow-opacity="59%"/>
    </style:style>
    <style:style style:name="Mpr7" style:family="presentation" style:parent-style-name="Układ_20_niestandardowy-backgroundobjects">
      <style:graphic-properties draw:stroke="none" draw:fill="none" draw:fill-color="#ffffff" draw:auto-grow-height="false" fo:min-height="1.485cm"/>
    </style:style>
    <style:style style:name="Mpr8" style:family="presentation" style:parent-style-name="Układ_20_niestandardow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3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style:paragraph-properties fo:text-align="start" style:font-independent-line-spacing="true"/>
      <style:text-properties fo:font-size="72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10" style:family="paragraph">
      <style:paragraph-properties fo:text-align="start" style:font-independent-line-spacing="true"/>
      <style:text-properties fo:font-size="30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2" style:family="paragraph">
      <style:paragraph-properties fo:margin-left="0cm" fo:margin-right="0cm" fo:margin-top="0.353cm" fo:margin-bottom="0cm" fo:line-height="100%" fo:text-align="start" fo:text-indent="0cm"/>
    </style:style>
    <style:style style:name="MP13" style:family="paragraph">
      <style:paragraph-properties fo:text-align="start" style:font-independent-line-spacing="true"/>
      <style:text-properties fo:font-size="42pt"/>
    </style:style>
    <style:style style:name="MP14" style:family="paragraph">
      <style:paragraph-properties fo:text-align="start" style:font-independent-line-spacing="true"/>
      <style:text-properties fo:font-size="6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231f21" style:text-line-through-style="none" style:text-line-through-type="none" style:text-position="0% 100%" style:font-name="Arial Bold1" fo:font-size="72pt" fo:letter-spacing="normal" fo:font-style="normal" style:text-underline-style="none" fo:font-weight="normal" style:font-name-asian="Arial Bold1" style:font-size-asian="72pt" style:font-style-asian="normal" style:font-weight-asian="normal" style:font-name-complex="Arial Bold1" style:font-size-complex="72pt" style:font-style-complex="normal" style:font-weight-complex="normal"/>
    </style:style>
    <style:style style:name="MT4" style:family="text">
      <style:text-properties fo:font-variant="normal" fo:text-transform="none" fo:color="#231f21" style:text-line-through-style="none" style:text-line-through-type="none" style:text-position="0% 100%" style:font-name="Arial Bold1" fo:font-size="30pt" fo:letter-spacing="normal" fo:font-style="normal" style:text-underline-style="none" fo:font-weight="normal" style:font-name-asian="Arial Bold1" style:font-size-asian="30pt" style:font-style-asian="normal" style:font-weight-asian="normal" style:font-name-complex="Arial Bold1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ill Sans1" fo:font-size="32pt" fo:letter-spacing="normal" fo:font-style="normal" style:text-underline-style="none" fo:font-weight="normal" style:font-name-asian="Gill Sans1" style:font-size-asian="32pt" style:font-style-asian="normal" style:font-weight-asian="normal" style:font-name-complex="Gill Sans1" style:font-size-complex="32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Gill Sans1" fo:font-size="42pt" fo:letter-spacing="normal" fo:font-style="normal" style:text-underline-style="none" fo:font-weight="normal" style:font-name-asian="Gill Sans1" style:font-size-asian="42pt" style:font-style-asian="normal" style:font-weight-asian="normal" style:font-name-complex="Gill Sans1" style:font-size-complex="4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Gill Sans1" fo:font-size="37pt" fo:letter-spacing="normal" fo:font-style="normal" style:text-underline-style="none" fo:font-weight="normal" style:font-name-asian="Gill Sans1" style:font-size-asian="37pt" style:font-style-asian="normal" style:font-weight-asian="normal" style:font-name-complex="Gill Sans1" style:font-size-complex="37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 Bold1" fo:font-size="65pt" fo:letter-spacing="normal" fo:font-style="normal" style:text-underline-style="none" fo:font-weight="normal" style:font-name-asian="Arial Bold1" style:font-size-asian="65pt" style:font-style-asian="normal" style:font-weight-asian="normal" style:font-name-complex="Arial Bold1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6cm" text:min-label-width="1.481cm"/>
        <style:text-properties fo:font-family="StarSymbol" style:use-window-font-color="true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6cm" text:min-label-width="1.481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6cm" text:min-label-width="1.481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StarSymbol" style:use-window-font-color="true" fo:font-size="171%"/>
      </text:list-level-style-bullet>
      <text:list-level-style-bullet text:level="3" text:bullet-char="•">
        <style:list-level-properties text:space-before="2.223cm" text:min-label-width="1.481cm"/>
        <style:text-properties fo:font-family="StarSymbol" style:use-window-font-color="true" fo:font-size="171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6cm" text:min-label-width="1.481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StarSymbol" style:use-window-font-color="true" fo:font-size="171%"/>
      </text:list-level-style-bullet>
      <text:list-level-style-bullet text:level="3" text:bullet-char="•">
        <style:list-level-properties text:space-before="2.223cm" text:min-label-width="1.481cm"/>
        <style:text-properties fo:font-family="StarSymbol" style:use-window-font-color="true" fo:font-size="171%"/>
      </text:list-level-style-bullet>
      <text:list-level-style-bullet text:level="4" text:bullet-char="•">
        <style:list-level-properties text:space-before="3.07cm" text:min-label-width="1.481cm"/>
        <style:text-properties fo:font-family="StarSymbol" style:use-window-font-color="true" fo:font-size="171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6cm" text:min-label-width="1.481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StarSymbol" style:use-window-font-color="true" fo:font-size="171%"/>
      </text:list-level-style-bullet>
      <text:list-level-style-bullet text:level="3" text:bullet-char="•">
        <style:list-level-properties text:space-before="2.223cm" text:min-label-width="1.481cm"/>
        <style:text-properties fo:font-family="StarSymbol" style:use-window-font-color="true" fo:font-size="171%"/>
      </text:list-level-style-bullet>
      <text:list-level-style-bullet text:level="4" text:bullet-char="•">
        <style:list-level-properties text:space-before="3.07cm" text:min-label-width="1.481cm"/>
        <style:text-properties fo:font-family="StarSymbol" style:use-window-font-color="true" fo:font-size="171%"/>
      </text:list-level-style-bullet>
      <text:list-level-style-bullet text:level="5" text:bullet-char="•">
        <style:list-level-properties text:space-before="3.881cm" text:min-label-width="1.481cm"/>
        <style:text-properties fo:font-family="StarSymbol" style:use-window-font-color="true" fo:font-size="171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Title_20_and_20_Subtitle" style:display-name="Title and Subtitle" style:page-layout-name="PM1" draw:style-name="Mdp1">
      <draw:custom-shape draw:name="Shape 2" draw:style-name="Mgr3" draw:text-style-name="MP3" draw:layer="backgroundobjects" svg:width="45.543cm" svg:height="4.55cm" svg:x="-0.423cm" svg:y="-0.035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4" draw:text-style-name="MP3" draw:layer="backgroundobjects" svg:width="45.472cm" svg:height="1.728cm" svg:x="0cm" svg:y="23.671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4" draw:layer="backgroundobjects" svg:width="22.824cm" svg:height="4.232cm" draw:transform="rotate (1.5707963267949) translate (-0.37cm 23.477cm)">
        <draw:image xlink:href="Pictures/10000201000002870000007838A7CD5C.png" xlink:type="simple" xlink:show="embed" xlink:actuate="onLoad">
          <text:p/>
        </draw:image>
      </draw:frame>
      <draw:custom-shape draw:name="Shape 5" draw:style-name="Mgr6" draw:text-style-name="MP3" draw:layer="backgroundobjects" svg:width="19.719cm" svg:height="1.638cm" svg:x="25.286cm" svg:y="23.699cm">
        <text:p text:style-name="MP5"><text:span text:style-name="MT2">@YourTwitterHand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6" draw:text-style-name="MP3" draw:layer="backgroundobjects" svg:width="16.368cm" svg:height="1.638cm" svg:x="1.954cm" svg:y="23.699cm">
        <text:p text:style-name="MP5"><text:span text:style-name="MT2">#DevoxxP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2.145cm" svg:height="2.145cm" svg:x="0cm" svg:y="23.445cm">
        <draw:image xlink:href="Pictures/10000201000000BA000000BA6B8586C3.png" xlink:type="simple" xlink:show="embed" xlink:actuate="onLoad">
          <text:p/>
        </draw:image>
      </draw:frame>
      <draw:custom-shape draw:name="Shape 10" draw:style-name="Mgr8" draw:text-style-name="MP3" draw:layer="backgroundobjects" svg:width="5.926cm" svg:height="24.114cm" svg:x="-1.129cm" svg:y="-0.423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4" draw:layer="backgroundobjects" svg:width="22.083cm" svg:height="2.892cm" draw:transform="rotate (1.5707963267949) translate (1.023cm 22.648cm)">
        <draw:image xlink:href="Pictures/1000020100000272000000537E119754.png" xlink:type="simple" xlink:show="embed" xlink:actuate="onLoad">
          <text:p/>
        </draw:image>
      </draw:frame>
      <draw:frame draw:name="Shape 15" presentation:style-name="Mpr1" draw:text-style-name="MP6" draw:layer="backgroundobjects" svg:width="38.522cm" svg:height="8.572cm" svg:x="5.962cm" svg:y="1.094cm" presentation:class="title" presentation:user-transformed="true">
        <draw:text-box>
          <text:p text:style-name="MP5"><text:span text:style-name="MT3">Kliknij, aby edytować format tekstu tytułuTitle Text</text:span></text:p>
        </draw:text-box>
      </draw:frame>
      <draw:frame draw:name="Shape 16" presentation:style-name="Mpr2" draw:text-style-name="MP10" draw:layer="backgroundobjects" svg:width="22.118cm" svg:height="8.042cm" svg:x="14.146cm" svg:y="9.666cm" presentation:class="outline" presentation:user-transformed="true">
        <draw:text-box>
          <text:list text:style-name="ML2">
            <text:list-item>
              <text:p text:style-name="MP7"><text:span text:style-name="MT4">Kliknij, aby edytować format tekstu konspektu</text:span></text:p>
              <text:list>
                <text:list-item>
                  <text:p text:style-name="MP7"><text:span text:style-name="MT4">Drugi poziom konspektu</text:span></text:p>
                  <text:list>
                    <text:list-item>
                      <text:p text:style-name="MP7"><text:span text:style-name="MT4">Trzeci poziom konspektu</text:span></text:p>
                      <text:list>
                        <text:list-item>
                          <text:p text:style-name="MP7"><text:span text:style-name="MT4">Czwarty poziom konspektu</text:span></text:p>
                          <text:list>
                            <text:list-item>
                              <text:p text:style-name="MP7"><text:span text:style-name="MT4">Piąty poziom konspektu</text:span></text:p>
                              <text:list>
                                <text:list-item>
                                  <text:p text:style-name="MP7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iódmy poziom konspektuBody Level One</text:span></text:p>
          <text:p text:style-name="MP9"><text:span text:style-name="MT4">Body Level Two</text:span></text:p>
          <text:p text:style-name="MP9"><text:span text:style-name="MT4">Body Level Three</text:span></text:p>
          <text:p text:style-name="MP9"><text:span text:style-name="MT4">Body Level Four</text:span></text:p>
          <text:p text:style-name="MP9"><text:span text:style-name="MT4">Body Level Five</text:span></text:p>
        </draw:text-box>
      </draw:frame>
      <draw:frame draw:name="Obraz 7" draw:style-name="Mgr9" draw:text-style-name="MP4" draw:layer="backgroundobjects" svg:width="5.158cm" svg:height="1.88cm" svg:x="39.326cm" svg:y="20.987cm">
        <draw:image xlink:href="Pictures/10000000000000C3000000C3ECF6E172.jpg" xlink:type="simple" xlink:show="embed" xlink:actuate="onLoad">
          <text:p/>
        </draw:image>
      </draw:frame>
      <draw:frame draw:name="Obraz 8" draw:style-name="Mgr10" draw:text-style-name="MP4" draw:layer="backgroundobjects" svg:width="5.158cm" svg:height="2.821cm" svg:x="33.686cm" svg:y="20.517cm">
        <draw:image xlink:href="Pictures/10000000000000C3000000C3C845C323.jpg" xlink:type="simple" xlink:show="embed" xlink:actuate="onLoad">
          <text:p/>
        </draw:image>
      </draw:frame>
      <draw:custom-shape draw:name="pole tekstowe 9" draw:style-name="Mgr11" draw:text-style-name="MP3" draw:layer="backgroundobjects" svg:width="11.169cm" svg:height="1.638cm" svg:x="22.079cm" svg:y="21.109cm">
        <text:p text:style-name="MP11"><text:span text:style-name="MT5">Platinum Sponsor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Subtitle-title" draw:layer="backgroundobjects" svg:width="14.848cm" svg:height="11.136cm" svg:x="3.075cm" svg:y="2.257cm" presentation:class="page"/>
        <draw:frame presentation:style-name="Title_20_and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Układ_20_niestandardowy" style:display-name="Układ niestandardowy" style:page-layout-name="PM1" draw:style-name="Mdp1">
      <draw:custom-shape draw:name="Shape 2" draw:style-name="Mgr3" draw:text-style-name="MP3" draw:layer="backgroundobjects" svg:width="45.543cm" svg:height="4.55cm" svg:x="-0.423cm" svg:y="-0.035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4" draw:text-style-name="MP3" draw:layer="backgroundobjects" svg:width="45.472cm" svg:height="1.728cm" svg:x="0cm" svg:y="23.671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4" draw:layer="backgroundobjects" svg:width="22.824cm" svg:height="4.232cm" draw:transform="rotate (1.5707963267949) translate (-0.37cm 23.477cm)">
        <draw:image xlink:href="Pictures/10000201000002870000007838A7CD5C.png" xlink:type="simple" xlink:show="embed" xlink:actuate="onLoad">
          <text:p/>
        </draw:image>
      </draw:frame>
      <draw:custom-shape draw:name="Shape 5" draw:style-name="Mgr6" draw:text-style-name="MP3" draw:layer="backgroundobjects" svg:width="19.719cm" svg:height="1.638cm" svg:x="25.286cm" svg:y="23.699cm">
        <text:p text:style-name="MP5"><text:span text:style-name="MT2">@YourTwitterHand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6" draw:text-style-name="MP3" draw:layer="backgroundobjects" svg:width="16.368cm" svg:height="1.638cm" svg:x="1.954cm" svg:y="23.699cm">
        <text:p text:style-name="MP5"><text:span text:style-name="MT2">#DevoxxP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2.145cm" svg:height="2.145cm" svg:x="0cm" svg:y="23.445cm">
        <draw:image xlink:href="Pictures/10000201000000BA000000BA6B8586C3.png" xlink:type="simple" xlink:show="embed" xlink:actuate="onLoad">
          <text:p/>
        </draw:image>
      </draw:frame>
      <draw:frame draw:name="Shape 22" presentation:style-name="Mpr5" draw:text-style-name="MP13" draw:layer="backgroundobjects" svg:width="39.863cm" svg:height="17.885cm" svg:x="4.41cm" svg:y="5.468cm" presentation:class="outline" presentation:user-transformed="true">
        <draw:text-box>
          <text:list text:style-name="ML2">
            <text:list-item>
              <text:p text:style-name="MP7"><text:span text:style-name="MT6">Kliknij, aby edytować format tekstu konspektu</text:span></text:p>
              <text:list>
                <text:list-item>
                  <text:p text:style-name="MP7"><text:span text:style-name="MT6">Drugi poziom konspektu</text:span></text:p>
                  <text:list>
                    <text:list-item>
                      <text:p text:style-name="MP7"><text:span text:style-name="MT6">Trzeci poziom konspektu</text:span></text:p>
                      <text:list>
                        <text:list-item>
                          <text:p text:style-name="MP7"><text:span text:style-name="MT6">Czwarty poziom konspektu</text:span></text:p>
                          <text:list>
                            <text:list-item>
                              <text:p text:style-name="MP7"><text:span text:style-name="MT6">Piąty poziom konspektu</text:span></text:p>
                              <text:list>
                                <text:list-item>
                                  <text:p text:style-name="MP7"><text:span text:style-name="MT6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6">Siódmy poziom konspektuBody Level On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Body 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Body 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10" draw:style-name="Mgr8" draw:text-style-name="MP3" draw:layer="backgroundobjects" svg:width="5.926cm" svg:height="24.114cm" svg:x="-1.129cm" svg:y="-0.423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4" draw:layer="backgroundobjects" svg:width="22.083cm" svg:height="2.892cm" draw:transform="rotate (1.5707963267949) translate (1.023cm 22.648cm)">
        <draw:image xlink:href="Pictures/1000020100000272000000537E119754.png" xlink:type="simple" xlink:show="embed" xlink:actuate="onLoad">
          <text:p/>
        </draw:image>
      </draw:frame>
      <draw:frame draw:name="Shape 30" presentation:style-name="Mpr6" draw:text-style-name="MP14" draw:layer="backgroundobjects" svg:width="38.728cm" svg:height="4.162cm" svg:x="5.474cm" svg:y="0.353cm" presentation:class="title" presentation:user-transformed="true">
        <draw:text-box>
          <text:p text:style-name="MP5"><text:span text:style-name="MT8">Kliknij, aby edytować format tekstu tytułuTitle Text</text:span></text:p>
        </draw:text-box>
      </draw:frame>
      <presentation:notes style:page-layout-name="PM0">
        <draw:page-thumbnail presentation:style-name="Układ_20_niestandardowy-title" draw:layer="backgroundobjects" svg:width="19.798cm" svg:height="11.136cm" svg:x="0.6cm" svg:y="2.257cm" presentation:class="page"/>
        <draw:frame presentation:style-name="Układ_20_niestandardow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ur Title</dc:title>
    <meta:editing-cycles>19</meta:editing-cycles>
    <dc:date>2015-06-21T00:51:44.420786572</dc:date>
    <meta:editing-duration>PT6M57S</meta:editing-duration>
    <meta:generator>LibreOffice/4.2.8.2$Linux_X86_64 LibreOffice_project/420$Build-2</meta:generator>
    <meta:document-statistic meta:object-count="8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Niestandardowy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